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text-properties officeooo:rsid="0004b4c0" officeooo:paragraph-rsid="00214144"/>
    </style:style>
    <style:style style:name="P6"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7" style:family="paragraph" style:parent-style-name="Standard">
      <style:text-properties officeooo:rsid="00054aa4" officeooo:paragraph-rsid="000643a1"/>
    </style:style>
    <style:style style:name="P8" style:family="paragraph" style:parent-style-name="Standard">
      <style:text-properties officeooo:rsid="00054aa4" officeooo:paragraph-rsid="00054aa4"/>
    </style:style>
    <style:style style:name="P9" style:family="paragraph" style:parent-style-name="Standard">
      <style:paragraph-properties fo:text-align="center" style:justify-single-word="false"/>
      <style:text-properties fo:font-weight="bold" officeooo:rsid="003f51b6" officeooo:paragraph-rsid="003f51b6" style:font-weight-asian="bold" style:font-weight-complex="bold"/>
    </style:style>
    <style:style style:name="P10" style:family="paragraph" style:parent-style-name="Standard">
      <style:paragraph-properties fo:text-align="start" style:justify-single-word="false"/>
      <style:text-properties officeooo:paragraph-rsid="00304462"/>
    </style:style>
    <style:style style:name="P11" style:family="paragraph" style:parent-style-name="Standard">
      <style:paragraph-properties fo:text-align="start" style:justify-single-word="false"/>
      <style:text-properties fo:font-weight="normal" officeooo:rsid="003f51b6" officeooo:paragraph-rsid="003f51b6" style:font-weight-asian="normal" style:font-weight-complex="normal"/>
    </style:style>
    <style:style style:name="P12" style:family="paragraph" style:parent-style-name="Standard" style:list-style-name="L1">
      <style:text-properties officeooo:rsid="003f51b6" officeooo:paragraph-rsid="003f51b6"/>
    </style:style>
    <style:style style:name="P13" style:family="paragraph" style:parent-style-name="Standard" style:list-style-name="L2">
      <style:paragraph-properties fo:text-align="start" style:justify-single-word="false"/>
      <style:text-properties style:text-underline-style="none" fo:font-weight="normal" officeooo:rsid="0041dc8d" officeooo:paragraph-rsid="0041dc8d" style:font-weight-asian="normal" style:font-weight-complex="normal"/>
    </style:style>
    <style:style style:name="P14" style:family="paragraph" style:parent-style-name="Standard" style:list-style-name="L2">
      <style:paragraph-properties fo:text-align="start" style:justify-single-word="false"/>
      <style:text-properties style:text-underline-style="none" fo:font-weight="normal" officeooo:rsid="004433ea" officeooo:paragraph-rsid="004433ea" style:font-weight-asian="normal" style:font-weight-complex="normal"/>
    </style:style>
    <style:style style:name="P15" style:family="paragraph" style:parent-style-name="Standard" style:list-style-name="L3">
      <style:text-properties officeooo:rsid="002b31e3" officeooo:paragraph-rsid="002b31e3"/>
    </style:style>
    <style:style style:name="P16" style:family="paragraph" style:parent-style-name="Standard" style:list-style-name="L4">
      <style:text-properties officeooo:rsid="0032ce0d" officeooo:paragraph-rsid="0032ce0d"/>
    </style:style>
    <style:style style:name="P17" style:family="paragraph" style:parent-style-name="Standard" style:list-style-name="L5">
      <style:text-properties officeooo:rsid="00054aa4" officeooo:paragraph-rsid="000643a1"/>
    </style:style>
    <style:style style:name="P18" style:family="paragraph" style:parent-style-name="Standard" style:list-style-name="L5">
      <style:text-properties officeooo:rsid="000643a1" officeooo:paragraph-rsid="000643a1"/>
    </style:style>
    <style:style style:name="P19" style:family="paragraph" style:parent-style-name="Standard">
      <style:paragraph-properties fo:text-align="center" style:justify-single-word="false"/>
      <style:text-properties fo:font-weight="bold" officeooo:rsid="004433ea" officeooo:paragraph-rsid="004433ea" style:font-weight-asian="bold" style:font-weight-complex="bold"/>
    </style:style>
    <style:style style:name="P20" style:family="paragraph" style:parent-style-name="Standard" style:list-style-name="L3">
      <style:text-properties officeooo:rsid="0041dc8d" officeooo:paragraph-rsid="0041dc8d"/>
    </style:style>
    <style:style style:name="P21" style:family="paragraph" style:parent-style-name="Standard" style:list-style-name="L1">
      <style:text-properties officeooo:rsid="004433ea" officeooo:paragraph-rsid="004433ea"/>
    </style:style>
    <style:style style:name="P22" style:family="paragraph" style:parent-style-name="Standard" style:list-style-name="L3">
      <style:text-properties officeooo:rsid="004433ea" officeooo:paragraph-rsid="004433ea"/>
    </style:style>
    <style:style style:name="P23" style:family="paragraph" style:parent-style-name="Standard" style:list-style-name="L4">
      <style:text-properties officeooo:rsid="004433ea" officeooo:paragraph-rsid="004433ea"/>
    </style:style>
    <style:style style:name="P24" style:family="paragraph" style:parent-style-name="Standard">
      <style:paragraph-properties fo:text-align="start" style:justify-single-word="false" fo:break-before="page"/>
      <style:text-properties fo:font-weight="normal" officeooo:rsid="003f51b6" officeooo:paragraph-rsid="004433ea"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officeooo:rsid="000aa284" style:font-weight-asian="normal" style:font-weight-complex="normal"/>
    </style:style>
    <style:style style:name="T6" style:family="text">
      <style:text-properties officeooo:rsid="0041dc8d"/>
    </style:style>
    <style:style style:name="T7" style:family="text">
      <style:text-properties officeooo:rsid="004433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ext:p>
      <text:p text:style-name="P9">Survival (<text:span text:style-name="T7">1</text:span>)</text:p>
      <text:p text:style-name="P19">GIANT SHIP</text:p>
      <text:p text:style-name="P9"/>
      <text:p text:style-name="P11">Description: <text:span text:style-name="T6">A giant alien ship (one that completely dwarves the Confederation Mongo-class ships in size) has been detected on long range sensors. Rather than risk the ship it makes sense to send a team on a shuttle to confront this alien vessel and figure out what they want. </text:span></text:p>
      <text:p text:style-name="P24"><text:span text:style-name="T6">A giant alien ship (one that completely dwarves the Confederation Mongo-class ships in size) has been detected on long range sensors. Rather than risk the ship it made sense to send your team on a shuttle to confront this alien vessel and figure out what they want. </text:span></text:p>
      <text:p text:style-name="P4"/>
      <text:list xml:id="list7111884370344179626" text:style-name="L1">
        <text:list-item>
          <text:p text:style-name="P12">Maximum personnel: <text:span text:style-name="T7">5 : The shuttle holds five people. Crew in excess of five are flushed out into space when the shuttle bay doors open. </text:span></text:p>
        </text:list-item>
        <text:list-item>
          <text:p text:style-name="P21">Communication with the massive ship turns out they want to destroy you for invading their space. </text:p>
        </text:list-item>
        <text:list-item>
          <text:p text:style-name="P21">Also, massive as the ship is, it seems there is only one dude running the whole thing. A little kid. He does seem to be a bit of a dick though. <text:s/></text:p>
        </text:list-item>
      </text:list>
      <text:p text:style-name="P4"/>
      <text:p text:style-name="P10"><text:span text:style-name="T4">Survivors:</text:span><text:span text:style-name="T5"> </text:span></text:p>
      <text:list xml:id="list8899496753252692279" text:style-name="L2">
        <text:list-item>
          <text:p text:style-name="P13">Roll a D6</text:p>
          <text:list>
            <text:list-item>
              <text:p text:style-name="P14">On a 1-4: One crew is killed to make an example of them. </text:p>
            </text:list-item>
            <text:list-item>
              <text:p text:style-name="P14">On a 5: Roll another D6. That many crew are killed. </text:p>
            </text:list-item>
            <text:list-item>
              <text:p text:style-name="P14">On a 6: All but one crew are killed. That one is sent back to warn your people. </text:p>
            </text:list-item>
          </text:list>
        </text:list-item>
      </text:list>
      <text:p text:style-name="P1"/>
      <text:p text:style-name="P5"><text:span text:style-name="T3">Success Criteria</text:span>: </text:p>
      <text:list xml:id="list5716636712675324986" text:style-name="L3">
        <text:list-item>
          <text:p text:style-name="P22">If half or more of your party survive then you are successful. You've established some repport or understanding with the alien. Otherwise, not so much. </text:p>
          <text:p text:style-name="P15"/>
        </text:list-item>
      </text:list>
      <text:p text:style-name="P1"><text:span text:style-name="T3">Quartermaster</text:span>: The quartermaster has provided you with the following to assist in your mission: </text:p>
      <text:list xml:id="list1747889761095158336" text:style-name="L4">
        <text:list-item>
          <text:p text:style-name="P23">A Viewmaster with 3 image disks. </text:p>
        </text:list-item>
        <text:list-item>
          <text:p text:style-name="P23">A wooden katana practice sword. </text:p>
          <text:p text:style-name="P16"/>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7119202650375629449" text:style-name="L5">
        <text:list-item>
          <text:p text:style-name="P17">Increase your Anger Level a notch.</text:p>
        </text:list-item>
        <text:list-item>
          <text:p text:style-name="P18">Add +1 negative feedback to the captain's tally.</text:p>
        </text:list-item>
        <text:list-item>
          <text:p text:style-name="P18">Cross off your given name and your current skill.</text:p>
        </text:list-item>
        <text:list-item>
          <text:p text:style-name="P18">Pick a new given name and new skill for your replacement. </text:p>
        </text:list-item>
      </text:list>
      <text:p text:style-name="P3"/>
      <text:p text:style-name="P8">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1M57S</meta:editing-duration>
    <meta:editing-cycles>31</meta:editing-cycles>
    <meta:generator>LibreOffice/5.1.6.2$Windows_x86 LibreOffice_project/07ac168c60a517dba0f0d7bc7540f5afa45f0909</meta:generator>
    <dc:date>2017-08-21T19:04:02.842000000</dc:date>
    <meta:document-statistic meta:table-count="0" meta:image-count="0" meta:object-count="0" meta:page-count="2" meta:paragraph-count="29" meta:word-count="454" meta:character-count="2445" meta:non-whitespace-character-count="2013"/>
    <meta:user-defined meta:name="Info 1"/>
    <meta:user-defined meta:name="Info 2"/>
    <meta:user-defined meta:name="Info 3"/>
    <meta:user-defined meta:name="Info 4"/>
  </office:meta>
</office:document-meta>
</file>